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officeooo:rsid="001ac472" officeooo:paragraph-rsid="001ac472"/>
    </style:style>
    <style:style style:name="P8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c37de"/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9-04-2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26/2019"/>
            </form:properties>
          </form:date>
          <form:combobox form:name="Combo Box 1" form:control-implementation="ooo:com.sun.star.form.component.ComboBox" xml:id="control2" form:id="control2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2" form:control-implementation="ooo:com.sun.star.form.component.ComboBox" xml:id="control3" form:id="control3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3" form:control-implementation="ooo:com.sun.star.form.component.ComboBox" xml:id="control4" form:id="control4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er Feedback Form</text:p>
      <text:p text:style-name="P2">CIS3250(L)</text:p>
      <text:p text:style-name="P2"/>
      <text:p text:style-name="Standard"><text:span text:style-name="T1">Your name Taj Ali</text:span></text:p>
      <text:p text:style-name="P3"><text:span text:style-name="T1">Presenters Name <text:s/>Stephen Johnson<text:tab/><text:tab/><text:tab/>Date <text:s/></text:span><text:span text:style-name="T1"><draw:control text:anchor-type="as-char" draw:z-index="0" draw:style-name="gr1" draw:text-style-name="P8" svg:width="1.0606in" svg:height="0.2276in" draw:control="control1"/></text:span></text:p>
      <text:p text:style-name="Standard">Briefly describe what the presentation was about.</text:p>
      <text:p text:style-name="P7"><text:span text:style-name="T1">Why you should drink water</text:span></text:p>
      <text:p text:style-name="Standard"/>
      <text:p text:style-name="Standard">What did the presenter do particularly well?</text:p>
      <text:p text:style-name="P6">Seemed well informed on topic<text:bookmark text:name="_GoBack"/> <text:span text:style-name="T2">and the presentation was entertaining</text:span></text:p>
      <text:p text:style-name="Standard"/>
      <text:p text:style-name="Standard">What areas could the presenter improve on?</text:p>
      <text:p text:style-name="P6">Good speech all around</text:p>
      <text:p text:style-name="Standard"/>
      <text:p text:style-name="Standard">Please score (0-10) and briefly comment on the following areas of the presentation. </text:p>
      <text:p text:style-name="P1">Excellent (8-10 Points)</text:p>
      <text:p text:style-name="P1">Acceptable (5-7 Points)</text:p>
      <text:p text:style-name="P3">Unacceptable (0-4 Points)</text:p>
      <text:p text:style-name="Standard">Clear articulate speech – overall understandability of the words used</text:p>
      <text:p text:style-name="Standard"><draw:control text:anchor-type="as-char" draw:z-index="1" draw:style-name="gr2" draw:text-style-name="P8" svg:width="1.5087in" svg:height="0.2276in" draw:control="control2"/></text:p>
      <text:p text:style-name="Standard"><text:span text:style-name="T1">The volume was good and words were easy to hear</text:span></text:p>
      <text:p text:style-name="Standard">Speakers Poise and composure – including eye contact and body language</text:p>
      <text:p text:style-name="Standard"><draw:control text:anchor-type="as-char" draw:z-index="2" draw:style-name="gr2" draw:text-style-name="P8" svg:width="1.5087in" svg:height="0.2276in" draw:control="control3"/></text:p>
      <text:p text:style-name="P6">Eye contact was always present and body language was good</text:p>
      <text:p text:style-name="Standard">Organization – structure of the speech</text:p>
      <text:p text:style-name="Standard"><draw:control text:anchor-type="as-char" draw:z-index="3" draw:style-name="gr2" draw:text-style-name="P8" svg:width="1.5087in" svg:height="0.2276in" draw:control="control4"/></text:p>
      <text:p text:style-name="P6"><text:soft-page-break/>The speech was well organiz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editing-cycles>13</meta:editing-cycles>
    <meta:creation-date>2018-08-28T12:51:00</meta:creation-date>
    <dc:date>2019-04-26T18:24:12.882358481</dc:date>
    <meta:editing-duration>PT2H48M30S</meta:editing-duration>
    <meta:generator>LibreOffice/5.1.6.2$Linux_x86 LibreOffice_project/10m0$Build-2</meta:generator>
    <meta:document-statistic meta:table-count="0" meta:image-count="0" meta:object-count="0" meta:page-count="2" meta:paragraph-count="23" meta:word-count="124" meta:character-count="801" meta:non-whitespace-character-count="688"/>
    <meta:user-defined meta:name="AppVersion">16.0000</meta:user-defined>
    <meta:user-defined meta:name="Company">HP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